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style:writing-mode="lr-tb"/>
      <style:text-properties officeooo:paragraph-rsid="003562f0"/>
    </style:style>
    <style:style style:name="P2" style:family="paragraph" style:parent-style-name="Text_20_body">
      <style:paragraph-properties style:writing-mode="lr-tb"/>
      <style:text-properties officeooo:paragraph-rsid="003af470"/>
    </style:style>
    <style:style style:name="P3" style:family="paragraph" style:parent-style-name="Standard">
      <style:text-properties officeooo:rsid="001d3cf7" officeooo:paragraph-rsid="001d3cf7"/>
    </style:style>
    <style:style style:name="P4" style:family="paragraph" style:parent-style-name="Standard">
      <style:text-properties officeooo:paragraph-rsid="003a2269"/>
    </style:style>
    <style:style style:name="P5" style:family="paragraph" style:parent-style-name="Standard">
      <style:text-properties officeooo:paragraph-rsid="003af470"/>
    </style:style>
    <style:style style:name="P6" style:family="paragraph" style:parent-style-name="Standard">
      <style:text-properties fo:font-style="normal" officeooo:rsid="0037fd04" officeooo:paragraph-rsid="003a2269" style:font-style-asian="normal" style:font-style-complex="normal"/>
    </style:style>
    <style:style style:name="P7" style:family="paragraph" style:parent-style-name="Standard">
      <style:text-properties fo:font-style="normal" officeooo:rsid="0038de78" officeooo:paragraph-rsid="003a2269" style:font-style-asian="normal" style:font-style-complex="normal"/>
    </style:style>
    <style:style style:name="P8" style:family="paragraph" style:parent-style-name="Standard">
      <style:text-properties fo:font-style="normal" officeooo:rsid="003af470" officeooo:paragraph-rsid="003af470" style:font-style-asian="normal" style:font-style-complex="normal"/>
    </style:style>
    <style:style style:name="P9" style:family="paragraph" style:parent-style-name="Standard">
      <style:text-properties fo:font-style="normal" officeooo:rsid="003fce7a" officeooo:paragraph-rsid="003fce7a" style:font-style-asian="normal" style:font-style-complex="normal"/>
    </style:style>
    <style:style style:name="P10" style:family="paragraph" style:parent-style-name="Standard">
      <style:text-properties fo:font-style="normal" officeooo:rsid="0040460c" officeooo:paragraph-rsid="003fce7a" style:font-style-asian="normal" style:font-style-complex="normal"/>
    </style:style>
    <style:style style:name="P11" style:family="paragraph" style:parent-style-name="Standard">
      <style:text-properties fo:font-style="normal" officeooo:rsid="0050b48d" officeooo:paragraph-rsid="0050b48d" style:font-style-asian="normal" style:font-style-complex="normal"/>
    </style:style>
    <style:style style:name="P12" style:family="paragraph" style:parent-style-name="Standard">
      <style:text-properties fo:font-style="normal" officeooo:rsid="004e685f" officeooo:paragraph-rsid="004f2b0d" style:font-style-asian="normal" style:font-style-complex="normal"/>
    </style:style>
    <style:style style:name="P13" style:family="paragraph" style:parent-style-name="Standard">
      <style:text-properties fo:font-style="normal" officeooo:rsid="005c6b1a" officeooo:paragraph-rsid="005b72a5" style:font-style-asian="normal" style:font-style-complex="normal"/>
    </style:style>
    <style:style style:name="P14" style:family="paragraph" style:parent-style-name="Standard">
      <style:text-properties officeooo:paragraph-rsid="003ea420"/>
    </style:style>
    <style:style style:name="P15" style:family="paragraph" style:parent-style-name="Standard">
      <style:text-properties officeooo:rsid="003fce7a" officeooo:paragraph-rsid="003fce7a"/>
    </style:style>
    <style:style style:name="P16" style:family="paragraph" style:parent-style-name="Standard">
      <style:text-properties officeooo:paragraph-rsid="003fce7a"/>
    </style:style>
    <style:style style:name="P17" style:family="paragraph" style:parent-style-name="Standard">
      <style:text-properties officeooo:paragraph-rsid="003b0847"/>
    </style:style>
    <style:style style:name="P18" style:family="paragraph" style:parent-style-name="Standard">
      <style:text-properties officeooo:paragraph-rsid="0040460c"/>
    </style:style>
    <style:style style:name="P19" style:family="paragraph" style:parent-style-name="Standard">
      <style:text-properties officeooo:paragraph-rsid="004465d0"/>
    </style:style>
    <style:style style:name="P20" style:family="paragraph" style:parent-style-name="Standard">
      <style:text-properties style:text-position="0% 100%" fo:font-style="normal" officeooo:rsid="0041cafc" officeooo:paragraph-rsid="0040460c" style:font-style-asian="normal" style:font-style-complex="normal"/>
    </style:style>
    <style:style style:name="P21" style:family="paragraph" style:parent-style-name="Standard">
      <style:text-properties style:text-position="0% 100%" fo:font-style="normal" officeooo:rsid="006e57ac" officeooo:paragraph-rsid="006e57ac" style:font-style-asian="normal" style:font-style-complex="normal"/>
    </style:style>
    <style:style style:name="P22" style:family="paragraph" style:parent-style-name="Standard">
      <style:text-properties officeooo:rsid="003dc47d" officeooo:paragraph-rsid="003dc47d"/>
    </style:style>
    <style:style style:name="P23" style:family="paragraph" style:parent-style-name="Standard">
      <style:text-properties officeooo:paragraph-rsid="004f2b0d"/>
    </style:style>
    <style:style style:name="P24" style:family="paragraph" style:parent-style-name="Standard">
      <style:text-properties officeooo:paragraph-rsid="0050b48d"/>
    </style:style>
    <style:style style:name="P25" style:family="paragraph" style:parent-style-name="Standard">
      <style:text-properties officeooo:paragraph-rsid="00575429"/>
    </style:style>
    <style:style style:name="P26" style:family="paragraph" style:parent-style-name="Standard">
      <style:text-properties officeooo:paragraph-rsid="005b72a5"/>
    </style:style>
    <style:style style:name="P27" style:family="paragraph" style:parent-style-name="Standard">
      <style:text-properties officeooo:rsid="005c6b1a" officeooo:paragraph-rsid="005c6b1a"/>
    </style:style>
    <style:style style:name="P28" style:family="paragraph" style:parent-style-name="Standard">
      <style:text-properties officeooo:rsid="005fc558" officeooo:paragraph-rsid="005fc558"/>
    </style:style>
    <style:style style:name="P29" style:family="paragraph" style:parent-style-name="Standard">
      <style:text-properties officeooo:paragraph-rsid="006225fd"/>
    </style:style>
    <style:style style:name="P30" style:family="paragraph" style:parent-style-name="Standard">
      <style:text-properties officeooo:rsid="0062d913" officeooo:paragraph-rsid="0062d913"/>
    </style:style>
    <style:style style:name="P31" style:family="paragraph" style:parent-style-name="Standard">
      <style:text-properties officeooo:rsid="0068d1a5" officeooo:paragraph-rsid="0068d1a5"/>
    </style:style>
    <style:style style:name="P32" style:family="paragraph" style:parent-style-name="Standard">
      <style:text-properties officeooo:paragraph-rsid="006b5dfd"/>
    </style:style>
    <style:style style:name="P33" style:family="paragraph" style:parent-style-name="Standard">
      <style:text-properties officeooo:rsid="006b5dfd" officeooo:paragraph-rsid="006b5dfd"/>
    </style:style>
    <style:style style:name="P34" style:family="paragraph" style:parent-style-name="Standard">
      <style:text-properties officeooo:paragraph-rsid="006d8df9"/>
    </style:style>
    <style:style style:name="P35" style:family="paragraph" style:parent-style-name="Standard">
      <style:text-properties officeooo:rsid="00607349" officeooo:paragraph-rsid="006225fd"/>
    </style:style>
    <style:style style:name="P36" style:family="paragraph" style:parent-style-name="Standard">
      <style:text-properties officeooo:rsid="007de5fc" officeooo:paragraph-rsid="00850e52"/>
    </style:style>
    <style:style style:name="P37" style:family="paragraph" style:parent-style-name="Standard">
      <style:text-properties officeooo:rsid="0085b45a" officeooo:paragraph-rsid="0085b45a"/>
    </style:style>
    <style:style style:name="P38" style:family="paragraph" style:parent-style-name="Standard">
      <style:text-properties officeooo:rsid="00869ce3" officeooo:paragraph-rsid="00869ce3"/>
    </style:style>
    <style:style style:name="P39" style:family="paragraph" style:parent-style-name="Standard">
      <style:text-properties officeooo:paragraph-rsid="008a93af"/>
    </style:style>
    <style:style style:name="P40" style:family="paragraph" style:parent-style-name="Standard">
      <style:text-properties officeooo:paragraph-rsid="009d1580"/>
    </style:style>
    <style:style style:name="P41" style:family="paragraph" style:parent-style-name="Standard">
      <style:text-properties officeooo:paragraph-rsid="00a755c6"/>
    </style:style>
    <style:style style:name="P42" style:family="paragraph" style:parent-style-name="Standard">
      <style:text-properties officeooo:paragraph-rsid="00a3039f"/>
    </style:style>
    <style:style style:name="P43" style:family="paragraph" style:parent-style-name="Standard">
      <style:text-properties officeooo:rsid="00a755c6" officeooo:paragraph-rsid="00a755c6"/>
    </style:style>
    <style:style style:name="P44" style:family="paragraph" style:parent-style-name="Text_20_body">
      <style:text-properties officeooo:rsid="003e143a" officeooo:paragraph-rsid="003e143a"/>
    </style:style>
    <style:style style:name="P45" style:family="paragraph" style:parent-style-name="Text_20_body">
      <style:text-properties officeooo:paragraph-rsid="004e2ce4"/>
    </style:style>
    <style:style style:name="P46" style:family="paragraph" style:parent-style-name="Text_20_body">
      <style:text-properties officeooo:rsid="00788293" officeooo:paragraph-rsid="00788293"/>
    </style:style>
    <style:style style:name="P47" style:family="paragraph" style:parent-style-name="Text_20_body">
      <style:paragraph-properties style:writing-mode="lr-tb"/>
      <style:text-properties style:use-window-font-color="true" officeooo:rsid="0034ca34" officeooo:paragraph-rsid="0034ca34"/>
    </style:style>
    <style:style style:name="P48" style:family="paragraph" style:parent-style-name="Text_20_body">
      <style:paragraph-properties style:writing-mode="lr-tb"/>
      <style:text-properties style:use-window-font-color="true" officeooo:paragraph-rsid="003dfc24"/>
    </style:style>
    <style:style style:name="P49" style:family="paragraph" style:parent-style-name="Text_20_body">
      <style:text-properties style:use-window-font-color="true" officeooo:paragraph-rsid="003dc47d"/>
    </style:style>
    <style:style style:name="P50" style:family="paragraph" style:parent-style-name="Title" style:master-page-name="Standard">
      <style:paragraph-properties style:page-number="1"/>
    </style:style>
    <style:style style:name="P51" style:family="paragraph" style:parent-style-name="Heading_20_1">
      <style:text-properties officeooo:paragraph-rsid="001f152e"/>
    </style:style>
    <style:style style:name="P52" style:family="paragraph" style:parent-style-name="Heading_20_1">
      <style:text-properties officeooo:paragraph-rsid="001fad32"/>
    </style:style>
    <style:style style:name="P53" style:family="paragraph" style:parent-style-name="Heading_20_2">
      <style:text-properties fo:color="#c9211e"/>
    </style:style>
    <style:style style:name="P54" style:family="paragraph" style:parent-style-name="Heading_20_2">
      <style:text-properties officeooo:rsid="003562f0"/>
    </style:style>
    <style:style style:name="P55" style:family="paragraph" style:parent-style-name="Heading_20_2">
      <style:text-properties officeooo:rsid="00702d9d" officeooo:paragraph-rsid="00702d9d"/>
    </style:style>
    <style:style style:name="P56" style:family="paragraph" style:parent-style-name="Heading_20_2">
      <style:text-properties style:use-window-font-color="true" fo:font-size="16pt" fo:font-weight="normal" officeooo:rsid="004e2ce4" officeooo:paragraph-rsid="004e2ce4" style:font-size-asian="16pt" style:font-weight-asian="normal" style:font-size-complex="16pt"/>
    </style:style>
    <style:style style:name="P57" style:family="paragraph" style:parent-style-name="Heading_20_3">
      <style:text-properties officeooo:rsid="0051622e" officeooo:paragraph-rsid="0051622e"/>
    </style:style>
    <style:style style:name="P58" style:family="paragraph" style:parent-style-name="Heading_20_3">
      <style:text-properties fo:color="#434343" fo:font-size="14pt" fo:font-style="normal" fo:font-weight="normal" officeooo:rsid="003cf35b" officeooo:paragraph-rsid="005262e8" style:font-size-asian="14pt" style:font-style-asian="normal" style:font-weight-asian="normal" style:font-size-complex="14pt" style:font-style-complex="normal"/>
    </style:style>
    <style:style style:name="P59" style:family="paragraph" style:parent-style-name="Heading_20_3">
      <style:text-properties officeooo:rsid="0054e5bc" officeooo:paragraph-rsid="0054e5bc"/>
    </style:style>
    <style:style style:name="P60" style:family="paragraph" style:parent-style-name="Heading_20_3">
      <style:text-properties officeooo:rsid="008a93af" officeooo:paragraph-rsid="008a93af"/>
    </style:style>
    <style:style style:name="P61" style:family="paragraph" style:parent-style-name="Heading_20_3">
      <style:text-properties style:use-window-font-color="true" fo:font-size="14pt" fo:font-weight="normal" officeooo:rsid="00544a54" officeooo:paragraph-rsid="0055de1e" style:font-size-asian="14pt" style:font-weight-asian="normal" style:font-size-complex="14pt"/>
    </style:style>
    <style:style style:name="P62" style:family="paragraph" style:parent-style-name="Heading_20_4">
      <style:text-properties style:use-window-font-color="true"/>
    </style:style>
    <style:style style:name="P63" style:family="paragraph" style:parent-style-name="Standard">
      <style:text-properties style:use-window-font-color="true" officeooo:paragraph-rsid="00494311"/>
    </style:style>
    <style:style style:name="P64" style:family="paragraph" style:parent-style-name="Standard">
      <style:text-properties style:use-window-font-color="true" officeooo:rsid="00494311" officeooo:paragraph-rsid="00494311"/>
    </style:style>
    <style:style style:name="P65" style:family="paragraph" style:parent-style-name="Standard">
      <style:text-properties style:use-window-font-color="true" officeooo:rsid="004cf5b7" officeooo:paragraph-rsid="004cf5b7"/>
    </style:style>
    <style:style style:name="P66" style:family="paragraph" style:parent-style-name="Standard">
      <style:text-properties officeooo:paragraph-rsid="00a3039f"/>
    </style:style>
    <style:style style:name="P67" style:family="paragraph" style:parent-style-name="Standard">
      <style:text-properties officeooo:rsid="00a755c6" officeooo:paragraph-rsid="00aade45"/>
    </style:style>
    <style:style style:name="P68" style:family="paragraph" style:parent-style-name="Standard">
      <style:text-properties officeooo:paragraph-rsid="00aade45"/>
    </style:style>
    <style:style style:name="P69" style:family="paragraph" style:parent-style-name="Standard" style:list-style-name="WWNum1">
      <style:paragraph-properties fo:margin-left="0.5in" fo:margin-right="0in" fo:text-indent="-0.25in" style:auto-text-indent="false"/>
    </style:style>
    <style:style style:name="P70" style:family="paragraph" style:parent-style-name="Standard" style:list-style-name="WWNum1">
      <style:paragraph-properties fo:margin-left="0.5in" fo:margin-right="0in" fo:text-indent="-0.25in" style:auto-text-indent="false"/>
      <style:text-properties officeooo:paragraph-rsid="001fad32"/>
    </style:style>
    <style:style style:name="P71" style:family="paragraph" style:parent-style-name="Standard" style:list-style-name="WWNum1">
      <style:paragraph-properties fo:margin-left="0.5in" fo:margin-right="0in" fo:text-indent="-0.25in" style:auto-text-indent="false"/>
      <style:text-properties officeooo:paragraph-rsid="0031bade"/>
    </style:style>
    <style:style style:name="P72" style:family="paragraph" style:parent-style-name="Standard" style:list-style-name="WWNum1">
      <style:paragraph-properties fo:margin-left="0.5in" fo:margin-right="0in" fo:text-indent="-0.25in" style:auto-text-indent="false"/>
      <style:text-properties officeooo:rsid="001b7d3b" officeooo:paragraph-rsid="001f152e"/>
    </style:style>
    <style:style style:name="P73" style:family="paragraph" style:parent-style-name="Standard" style:list-style-name="WWNum1">
      <style:paragraph-properties fo:margin-left="0.5in" fo:margin-right="0in" fo:text-indent="-0.25in" style:auto-text-indent="false"/>
      <style:text-properties officeooo:rsid="001b7d3b" officeooo:paragraph-rsid="001fad32"/>
    </style:style>
    <style:style style:name="P74" style:family="paragraph" style:parent-style-name="Standard" style:list-style-name="WWNum1">
      <style:paragraph-properties fo:margin-left="0.5in" fo:margin-right="0in" fo:text-indent="-0.25in" style:auto-text-indent="false"/>
      <style:text-properties officeooo:rsid="002b2daa" officeooo:paragraph-rsid="002ce5b8"/>
    </style:style>
    <style:style style:name="P75" style:family="paragraph" style:parent-style-name="Standard" style:list-style-name="WWNum1">
      <style:paragraph-properties fo:margin-left="0.5in" fo:margin-right="0in" fo:text-indent="-0.25in" style:auto-text-indent="false"/>
      <style:text-properties officeooo:rsid="002ce5b8" officeooo:paragraph-rsid="002ce5b8"/>
    </style:style>
    <style:style style:name="T1" style:family="text">
      <style:text-properties officeooo:rsid="001b7d3b"/>
    </style:style>
    <style:style style:name="T2" style:family="text">
      <style:text-properties officeooo:rsid="001f152e"/>
    </style:style>
    <style:style style:name="T3" style:family="text">
      <style:text-properties officeooo:rsid="001fad32"/>
    </style:style>
    <style:style style:name="T4" style:family="text">
      <style:text-properties fo:font-weight="bold" officeooo:rsid="001fad32" style:font-weight-asian="bold" style:font-weight-complex="bold"/>
    </style:style>
    <style:style style:name="T5" style:family="text">
      <style:text-properties fo:font-weight="bold" officeooo:rsid="00266f58" style:font-weight-asian="bold" style:font-weight-complex="bold"/>
    </style:style>
    <style:style style:name="T6" style:family="text">
      <style:text-properties fo:font-weight="normal" officeooo:rsid="00266f58" style:font-weight-asian="normal" style:font-weight-complex="normal"/>
    </style:style>
    <style:style style:name="T7" style:family="text">
      <style:text-properties fo:font-weight="normal" officeooo:rsid="0028aa79" style:font-weight-asian="normal" style:font-weight-complex="normal"/>
    </style:style>
    <style:style style:name="T8" style:family="text">
      <style:text-properties officeooo:rsid="003049b1"/>
    </style:style>
    <style:style style:name="T9" style:family="text">
      <style:text-properties officeooo:rsid="0031bade"/>
    </style:style>
    <style:style style:name="T10" style:family="text">
      <style:text-properties fo:font-style="italic" style:font-style-asian="italic" style:font-style-complex="italic"/>
    </style:style>
    <style:style style:name="T11" style:family="text">
      <style:text-properties fo:font-style="italic" officeooo:rsid="0031bade" style:font-style-asian="italic" style:font-style-complex="italic"/>
    </style:style>
    <style:style style:name="T12" style:family="text">
      <style:text-properties fo:font-style="italic" officeooo:rsid="0032a4ec" style:font-style-asian="italic" style:font-style-complex="italic"/>
    </style:style>
    <style:style style:name="T13" style:family="text">
      <style:text-properties fo:font-style="italic" officeooo:rsid="0037fd04" style:font-style-asian="italic" style:font-style-complex="italic"/>
    </style:style>
    <style:style style:name="T14" style:family="text">
      <style:text-properties fo:font-style="italic" officeooo:rsid="003af470" style:font-style-asian="italic" style:font-style-complex="italic"/>
    </style:style>
    <style:style style:name="T15" style:family="text">
      <style:text-properties fo:font-style="italic" officeooo:rsid="003cf35b" style:font-style-asian="italic" style:font-style-complex="italic"/>
    </style:style>
    <style:style style:name="T16" style:family="text">
      <style:text-properties fo:font-style="italic" officeooo:rsid="003fce7a" style:font-style-asian="italic" style:font-style-complex="italic"/>
    </style:style>
    <style:style style:name="T17" style:family="text">
      <style:text-properties fo:font-style="italic" officeooo:rsid="004e2ce4" style:font-style-asian="italic" style:font-style-complex="italic"/>
    </style:style>
    <style:style style:name="T18" style:family="text">
      <style:text-properties fo:font-style="italic" officeooo:rsid="005fc558" style:font-style-asian="italic" style:font-style-complex="italic"/>
    </style:style>
    <style:style style:name="T19" style:family="text">
      <style:text-properties fo:font-style="italic" officeooo:rsid="00607349" style:font-style-asian="italic" style:font-style-complex="italic"/>
    </style:style>
    <style:style style:name="T20" style:family="text">
      <style:text-properties fo:font-style="italic" officeooo:rsid="006be95c" style:font-style-asian="italic" style:font-style-complex="italic"/>
    </style:style>
    <style:style style:name="T21" style:family="text">
      <style:text-properties fo:font-style="italic" officeooo:rsid="008e0063" style:font-style-asian="italic" style:font-style-complex="italic"/>
    </style:style>
    <style:style style:name="T22" style:family="text">
      <style:text-properties officeooo:rsid="0037fd04"/>
    </style:style>
    <style:style style:name="T23" style:family="text">
      <style:text-properties fo:color="#c9211e"/>
    </style:style>
    <style:style style:name="T24" style:family="text">
      <style:text-properties fo:color="#c9211e" officeooo:rsid="0037fd04"/>
    </style:style>
    <style:style style:name="T25" style:family="text">
      <style:text-properties fo:color="#c9211e" fo:font-style="italic" style:font-style-asian="italic" style:font-style-complex="italic"/>
    </style:style>
    <style:style style:name="T26" style:family="text">
      <style:text-properties fo:color="#c9211e" fo:font-style="italic" officeooo:rsid="0037fd04"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7fd04" style:font-style-asian="normal" style:font-style-complex="normal"/>
    </style:style>
    <style:style style:name="T29" style:family="text">
      <style:text-properties fo:font-style="normal" officeooo:rsid="0038de78" style:font-style-asian="normal" style:font-style-complex="normal"/>
    </style:style>
    <style:style style:name="T30" style:family="text">
      <style:text-properties fo:font-style="normal" officeooo:rsid="003a2269" style:font-style-asian="normal" style:font-style-complex="normal"/>
    </style:style>
    <style:style style:name="T31" style:family="text">
      <style:text-properties fo:font-style="normal" officeooo:rsid="003af470" style:font-style-asian="normal" style:font-style-complex="normal"/>
    </style:style>
    <style:style style:name="T32" style:family="text">
      <style:text-properties fo:font-style="normal" officeooo:rsid="003b0847" style:font-style-asian="normal" style:font-style-complex="normal"/>
    </style:style>
    <style:style style:name="T33" style:family="text">
      <style:text-properties fo:font-style="normal" officeooo:rsid="003cf35b" style:font-style-asian="normal" style:font-style-complex="normal"/>
    </style:style>
    <style:style style:name="T34" style:family="text">
      <style:text-properties fo:font-style="normal" officeooo:rsid="003ea420" style:font-style-asian="normal" style:font-style-complex="normal"/>
    </style:style>
    <style:style style:name="T35" style:family="text">
      <style:text-properties fo:font-style="normal" officeooo:rsid="003fce7a" style:font-style-asian="normal" style:font-style-complex="normal"/>
    </style:style>
    <style:style style:name="T36" style:family="text">
      <style:text-properties fo:font-style="normal" officeooo:rsid="0040460c" style:font-style-asian="normal" style:font-style-complex="normal"/>
    </style:style>
    <style:style style:name="T37" style:family="text">
      <style:text-properties fo:font-style="normal" officeooo:rsid="0041cafc" style:font-style-asian="normal" style:font-style-complex="normal"/>
    </style:style>
    <style:style style:name="T38" style:family="text">
      <style:text-properties fo:font-style="normal" officeooo:rsid="0042afa2" style:font-style-asian="normal" style:font-style-complex="normal"/>
    </style:style>
    <style:style style:name="T39" style:family="text">
      <style:text-properties fo:font-style="normal" officeooo:rsid="004465d0" style:font-style-asian="normal" style:font-style-complex="normal"/>
    </style:style>
    <style:style style:name="T40" style:family="text">
      <style:text-properties fo:font-style="normal" officeooo:rsid="0045854b" style:font-style-asian="normal" style:font-style-complex="normal"/>
    </style:style>
    <style:style style:name="T41" style:family="text">
      <style:text-properties fo:font-style="normal" officeooo:rsid="004e685f" style:font-style-asian="normal" style:font-style-complex="normal"/>
    </style:style>
    <style:style style:name="T42" style:family="text">
      <style:text-properties fo:font-style="normal" officeooo:rsid="004f2b0d" style:font-style-asian="normal" style:font-style-complex="normal"/>
    </style:style>
    <style:style style:name="T43" style:family="text">
      <style:text-properties fo:font-style="normal" officeooo:rsid="004e2ce4" style:font-style-asian="normal" style:font-style-complex="normal"/>
    </style:style>
    <style:style style:name="T44" style:family="text">
      <style:text-properties fo:font-style="normal" officeooo:rsid="0050b48d" style:font-style-asian="normal" style:font-style-complex="normal"/>
    </style:style>
    <style:style style:name="T45" style:family="text">
      <style:text-properties fo:font-style="normal" officeooo:rsid="005142d3" style:font-style-asian="normal" style:font-style-complex="normal"/>
    </style:style>
    <style:style style:name="T46" style:family="text">
      <style:text-properties fo:font-style="normal" officeooo:rsid="00575429" style:font-style-asian="normal" style:font-style-complex="normal"/>
    </style:style>
    <style:style style:name="T47" style:family="text">
      <style:text-properties fo:font-style="normal" officeooo:rsid="0058dd0d" style:font-style-asian="normal" style:font-style-complex="normal"/>
    </style:style>
    <style:style style:name="T48" style:family="text">
      <style:text-properties fo:font-style="normal" officeooo:rsid="005995dc" style:font-style-asian="normal" style:font-style-complex="normal"/>
    </style:style>
    <style:style style:name="T49" style:family="text">
      <style:text-properties fo:font-style="normal" officeooo:rsid="005b72a5" style:font-style-asian="normal" style:font-style-complex="normal"/>
    </style:style>
    <style:style style:name="T50" style:family="text">
      <style:text-properties fo:font-style="normal" officeooo:rsid="005c6b1a" style:font-style-asian="normal" style:font-style-complex="normal"/>
    </style:style>
    <style:style style:name="T51" style:family="text">
      <style:text-properties fo:font-style="normal" officeooo:rsid="005d2aa2" style:font-style-asian="normal" style:font-style-complex="normal"/>
    </style:style>
    <style:style style:name="T52" style:family="text">
      <style:text-properties fo:font-style="normal" officeooo:rsid="005fc558" style:font-style-asian="normal" style:font-style-complex="normal"/>
    </style:style>
    <style:style style:name="T53" style:family="text">
      <style:text-properties fo:font-style="normal" officeooo:rsid="00607349" style:font-style-asian="normal" style:font-style-complex="normal"/>
    </style:style>
    <style:style style:name="T54" style:family="text">
      <style:text-properties fo:font-style="normal" officeooo:rsid="006be95c" style:font-style-asian="normal" style:font-style-complex="normal"/>
    </style:style>
    <style:style style:name="T55" style:family="text">
      <style:text-properties fo:font-style="normal" officeooo:rsid="00710d9c" style:font-style-asian="normal" style:font-style-complex="normal"/>
    </style:style>
    <style:style style:name="T56" style:family="text">
      <style:text-properties fo:font-style="normal" officeooo:rsid="0072903d" style:font-style-asian="normal" style:font-style-complex="normal"/>
    </style:style>
    <style:style style:name="T57" style:family="text">
      <style:text-properties fo:font-style="normal" officeooo:rsid="0073ed51" style:font-style-asian="normal" style:font-style-complex="normal"/>
    </style:style>
    <style:style style:name="T58" style:family="text">
      <style:text-properties fo:font-style="normal" officeooo:rsid="007628c7" style:font-style-asian="normal" style:font-style-complex="normal"/>
    </style:style>
    <style:style style:name="T59" style:family="text">
      <style:text-properties fo:font-style="normal" officeooo:rsid="0076f399" style:font-style-asian="normal" style:font-style-complex="normal"/>
    </style:style>
    <style:style style:name="T60" style:family="text">
      <style:text-properties fo:font-style="normal" officeooo:rsid="008e0063" style:font-style-asian="normal" style:font-style-complex="normal"/>
    </style:style>
    <style:style style:name="T61" style:family="text">
      <style:text-properties fo:font-style="normal" officeooo:rsid="00a207b3" style:font-style-asian="normal" style:font-style-complex="normal"/>
    </style:style>
    <style:style style:name="T62" style:family="text">
      <style:text-properties officeooo:rsid="003af470"/>
    </style:style>
    <style:style style:name="T63" style:family="text">
      <style:text-properties officeooo:rsid="003fce7a"/>
    </style:style>
    <style:style style:name="T64" style:family="text">
      <style:text-properties style:text-position="sub 58%" fo:font-style="normal" officeooo:rsid="0040460c" style:font-style-asian="normal" style:font-style-complex="normal"/>
    </style:style>
    <style:style style:name="T65" style:family="text">
      <style:text-properties style:text-position="sub 58%" fo:font-style="normal" officeooo:rsid="0041cafc" style:font-style-asian="normal" style:font-style-complex="normal"/>
    </style:style>
    <style:style style:name="T66" style:family="text">
      <style:text-properties style:text-position="sub 58%" fo:font-style="italic" officeooo:rsid="006be95c" style:font-style-asian="italic" style:font-style-complex="italic"/>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0460c" style:font-style-asian="normal" style:font-style-complex="normal"/>
    </style:style>
    <style:style style:name="T69" style:family="text">
      <style:text-properties style:text-position="0% 100%" fo:font-style="normal" officeooo:rsid="0041cafc" style:font-style-asian="normal" style:font-style-complex="normal"/>
    </style:style>
    <style:style style:name="T70" style:family="text">
      <style:text-properties style:text-position="0% 100%" fo:font-style="normal" officeooo:rsid="004465d0" style:font-style-asian="normal" style:font-style-complex="normal"/>
    </style:style>
    <style:style style:name="T71" style:family="text">
      <style:text-properties style:text-position="0% 100%" fo:font-style="normal" officeooo:rsid="004685fb" style:font-style-asian="normal" style:font-style-complex="normal"/>
    </style:style>
    <style:style style:name="T72" style:family="text">
      <style:text-properties style:text-position="0% 100%" fo:font-style="normal" officeooo:rsid="006be95c" style:font-style-asian="normal" style:font-style-complex="normal"/>
    </style:style>
    <style:style style:name="T73" style:family="text">
      <style:text-properties style:text-position="0% 100%" fo:font-style="normal" officeooo:rsid="006c4423" style:font-style-asian="normal" style:font-style-complex="normal"/>
    </style:style>
    <style:style style:name="T74" style:family="text">
      <style:text-properties style:text-position="0% 100%" fo:font-style="normal" officeooo:rsid="006ccf2a" style:font-style-asian="normal" style:font-style-complex="normal"/>
    </style:style>
    <style:style style:name="T75" style:family="text">
      <style:text-properties style:text-position="0% 100%" fo:font-style="normal" officeooo:rsid="006d8df9" style:font-style-asian="normal" style:font-style-complex="normal"/>
    </style:style>
    <style:style style:name="T76" style:family="text">
      <style:text-properties style:text-position="0% 100%" fo:font-style="italic" officeooo:rsid="0041cafc" style:font-style-asian="italic" style:font-style-complex="italic"/>
    </style:style>
    <style:style style:name="T77" style:family="text">
      <style:text-properties officeooo:rsid="004e2ce4"/>
    </style:style>
    <style:style style:name="T78" style:family="text">
      <style:text-properties officeooo:rsid="005262e8"/>
    </style:style>
    <style:style style:name="T79" style:family="text">
      <style:text-properties officeooo:rsid="0055de1e"/>
    </style:style>
    <style:style style:name="T80" style:family="text">
      <style:text-properties fo:color="#434343" fo:font-size="14pt" fo:font-weight="normal" officeooo:rsid="0056ca7a" style:font-size-asian="14pt" style:font-weight-asian="normal" style:font-size-complex="14pt"/>
    </style:style>
    <style:style style:name="T81" style:family="text">
      <style:text-properties fo:color="#434343" fo:font-size="14pt" fo:font-weight="normal" officeooo:rsid="00849cc7" style:font-size-asian="14pt" style:font-weight-asian="normal" style:font-size-complex="14pt"/>
    </style:style>
    <style:style style:name="T82" style:family="text">
      <style:text-properties officeooo:rsid="005eebe5"/>
    </style:style>
    <style:style style:name="T83" style:family="text">
      <style:text-properties officeooo:rsid="005f6fe6"/>
    </style:style>
    <style:style style:name="T84" style:family="text">
      <style:text-properties officeooo:rsid="00607349"/>
    </style:style>
    <style:style style:name="T85" style:family="text">
      <style:text-properties officeooo:rsid="00635a46"/>
    </style:style>
    <style:style style:name="T86" style:family="text">
      <style:text-properties officeooo:rsid="006a3a69"/>
    </style:style>
    <style:style style:name="T87" style:family="text">
      <style:text-properties officeooo:rsid="006be95c"/>
    </style:style>
    <style:style style:name="T88" style:family="text">
      <style:text-properties officeooo:rsid="00799003"/>
    </style:style>
    <style:style style:name="T89" style:family="text">
      <style:text-properties officeooo:rsid="0079bd15"/>
    </style:style>
    <style:style style:name="T90" style:family="text">
      <style:text-properties officeooo:rsid="008e0063"/>
    </style:style>
    <style:style style:name="T91" style:family="text">
      <style:text-properties officeooo:rsid="0095966a"/>
    </style:style>
    <style:style style:name="T92" style:family="text">
      <style:text-properties fo:font-variant="normal" fo:text-transform="none" style:text-position="0% 100%" style:text-underline-style="none" fo:font-weight="normal"/>
    </style:style>
    <style:style style:name="T93" style:family="text">
      <style:text-properties fo:font-variant="normal" fo:text-transform="none" style:text-position="0% 100%" fo:font-style="italic" style:text-underline-style="none" fo:font-weight="normal" style:font-style-asian="italic"/>
    </style:style>
    <style:style style:name="T94" style:family="text">
      <style:text-properties officeooo:rsid="00a36902"/>
    </style:style>
    <style:style style:name="T95" style:family="text">
      <style:text-properties officeooo:rsid="00a50981"/>
    </style:style>
    <style:style style:name="T96" style:family="text">
      <style:text-properties officeooo:rsid="00a3039f"/>
    </style:style>
    <style:style style:name="T97" style:family="text">
      <style:text-properties officeooo:rsid="00a755c6"/>
    </style:style>
    <style:style style:name="T98" style:family="text">
      <style:text-properties officeooo:rsid="00a91fbf"/>
    </style:style>
    <style:style style:name="T99" style:family="text">
      <style:text-properties style:use-window-font-color="true"/>
    </style:style>
    <style:style style:name="T100" style:family="text">
      <style:text-properties officeooo:rsid="003562f0"/>
    </style:style>
    <style:style style:name="T101" style:family="text">
      <style:text-properties officeooo:rsid="003dc47d"/>
    </style:style>
    <style:style style:name="T102" style:family="text">
      <style:text-properties officeooo:rsid="00366e98"/>
    </style:style>
    <style:style style:name="T103" style:family="text">
      <style:text-properties officeooo:rsid="003e143a"/>
    </style:style>
    <style:style style:name="T104" style:family="text">
      <style:text-properties officeooo:rsid="00374626"/>
    </style:style>
    <style:style style:name="T105" style:family="text">
      <style:text-properties officeooo:rsid="00494311"/>
    </style:style>
    <style:style style:name="T106" style:family="text">
      <style:text-properties officeooo:rsid="004af30e"/>
    </style:style>
    <style:style style:name="T107" style:family="text">
      <style:text-properties officeooo:rsid="004e1ee6"/>
    </style:style>
    <style:style style:name="T108" style:family="text">
      <style:text-properties officeooo:rsid="00aade45"/>
    </style:style>
    <style:style style:name="T109" style:family="text">
      <style:text-properties officeooo:rsid="00ab1c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5lsdbeiydn2l"/>Some ms name</text:p>
      <text:p text:style-name="Subtitle"><text:bookmark text:name="_e0aa14wfxbw2"/>Working title: Manuscript about red knot patches</text:p>
      <text:p text:style-name="Standard"/>
      <text:p text:style-name="Standard">Author list</text:p>
      <text:p text:style-name="Standard"/>
      <text:h text:style-name="Heading_20_1" text:outline-level="1"><text:bookmark text:name="_xlicddf2g800"/>Abstract</text:h>
      <text:p text:style-name="P3">The tide constrains patch sizes and cluster sizes, allowing a full range of patch sizes only at low tide, and forcing large cluster sizes at high tide. However, large cluster sizes are also seen during low tide. <text:span text:style-name="T2">H</text:span>ow <text:span text:style-name="T2">do waders in these low tide clusters balance the costs of sociality against the benefits?</text:span></text:p>
      <text:h text:style-name="P51" text:outline-level="1"><text:bookmark text:name="_m5d03c5uzdts"/>Keywords</text:h>
      <text:h text:style-name="Heading_20_1" text:outline-level="1"><text:bookmark text:name="_4ytimpqebxzo"/>Introduction</text:h>
      <text:list xml:id="list1139473027" text:style-name="WWNum1">
        <text:list-item>
          <text:p text:style-name="P69">Individual behaviour <text:span text:style-name="T1">such as foraging</text:span> is moulded by both intrinsic and external factors <text:span text:style-name="T1">operating at different spatio-temporal scales.</text:span></text:p>
        </text:list-item>
        <text:list-item>
          <text:p text:style-name="P72">At small spatio-temporal scales, the social environment plays a major role in individual behaviour. In a foraging context, the direct and indirect competitive costs of sociality (exploitation/interference) are balanced against the benefits of group-living (anti-predator effects, and more efficient resource finding), resulting in multiple, repeated individual decisions on the degree of sociality, ie, each individual asks how social it should be. Within in a group, individuals may need to modify their behaviour to avoid the costs of grouping.</text:p>
        </text:list-item>
        <text:list-item>
          <text:p text:style-name="P73">At large scales, the physical environment imposes constraints on how much of the landscape is available for exploitation by foragers. The physical environment is usually resistant to feedback effects from individuals, and forces individual behaviour to adapt to it, rather than the other way round. Sociality may also be strongly influenced by the landscape, leaving indiviudals no choice but to aggregate under certain conditions, while freeing their behavioural decisions from environmental constraints under other conditions.</text:p>
        </text:list-item>
        <text:list-item>
          <text:p text:style-name="P74">Individual behaviour, then, is the product of these interacting drivers across scales but examining the interactions between these drivers is challenging, because it is difficult to collect behavioural data from multiple individuals in systems where the temporal scale of landscape change is amenable to repeated sampling. </text:p>
        </text:list-item>
        <text:list-item>
          <text:p text:style-name="P74">The relative inability to monitor multiple individuals leaves us unable to examine the individual behaviour of group-living/gregarious animals in a social context. Similarly, the inability to monitor individuals longitudinally across multiple iterations of large-scale change in their landscape (eg. across tidal cycles, diel cycles, or seasons) precludes statistically robust correlation of behaviour with environmental conditions.</text:p>
        </text:list-item>
        <text:list-item>
          <text:p text:style-name="P75">Were such data to be available, we would expect to see limits to behaviour <text:soft-page-break/>cascading from larger to smaller spatio-temporal scales, i.e., changes in the landscape <text:span text:style-name="T9">should </text:span>affect both sociality and individual behaviour. <text:span text:style-name="T8">However, since sociality and individual behaviour are related through feedbacks, we would expect to see sociality, or group characteristics, to affect individual behaviour, and individual decisions of whether to join groups to influence group characteristics.</text:span></text:p>
        </text:list-item>
        <text:list-item>
          <text:p text:style-name="P70"><text:span text:style-name="T3">Waders inhabiting coastal systems are a prime example of </text:span><text:span text:style-name="T4">interactions </text:span><text:span text:style-name="T5">between the drivers of individual behaviour across scales</text:span><text:span text:style-name="T6">,</text:span><text:span text:style-name="T7"> and this system is also one amenable to studying multiple iterations of environmental change.</text:span><text:span text:style-name="T3"> In coastal systems, the tidal cycle is the most important modifier of the landscape, and its periodicity allows multiple iterations of the same landscape changes to be captured over even short monitoring periods. The tide limits the surface area of inter-tidal mudflats available for foraging waders </text:span><text:span text:style-name="T11">Charadrii</text:span><text:span text:style-name="T3">. At its highest extreme the tide leaves few landscape features exposed above waterlevel, forcing individuals together at communal roosts. During low tide, this physical constraint is lifted and individuals are free --- and theoretically expected --- to distribute themselves over vast areas.</text:span></text:p>
        </text:list-item>
        <text:list-item>
          <text:p text:style-name="P71"><text:span text:style-name="T9">Here, we use novel, high-resolution, long-duration tracking data of multiple red knots</text:span><text:span text:style-name="T11"> </text:span><text:span text:style-name="T12">Calidris canutus</text:span><text:span text:style-name="T11"> </text:span><text:span text:style-name="T9">from the Wadden Sea ATLAS (WATLAS) system to investigate changes in the physical environment as a driver of individual behaviour and sociality. We first present methods for identifying ‘residence patches’ from individual tracking data, and then identifying clusters of proximate residence patches at different spatio-temporal scales. This allows us to examine the characteristics of individual patches in the context of the changing inter-tidal landscape, and the way in which the presence of conspecifics modifies individual behaviour. We show that while individual behaviour is freed from limits imposed by the physical landscape, very similar behaviour can be produced by the social environment.</text:span></text:p>
        </text:list-item>
      </text:list>
      <text:h text:style-name="P52" text:outline-level="1"><text:bookmark text:name="_24c82njyu7de"/>Methods</text:h>
      <text:h text:style-name="P53" text:outline-level="2"><text:bookmark text:name="docs-internal-guid-62919c4c-7fff-23de-6a51-0ee45d6930e8"/>Tracking data collection</text:h>
      <text:p text:style-name="Text_20_body">Something on how the data are actually collected - level of detail depends on whether the ATLAS tracking can be referenced from previous work or needs to be explained again</text:p>
      <text:p text:style-name="P1"><text:span text:style-name="T23">We received position data from </text:span><text:span text:style-name="T24">[GET NUMBER]</text:span><text:span text:style-name="T23"> of 143 </text:span><text:span text:style-name="T24">red </text:span><text:span text:style-name="T23">knots</text:span><text:span text:style-name="T25"> </text:span><text:span text:style-name="T26">Calidris canutus [I BELIEVE SOME MAY BE CANUTUS AFTER ALL?]</text:span><text:span text:style-name="T25"> </text:span><text:span text:style-name="T23">released with ATLAS tags in the Dutch Wadden Sea (Figure 1a, 1b); the remaining </text:span><text:span text:style-name="T24">[GET NUMBER]</text:span><text:span text:style-name="T23"> tags presumably failed. The </text:span><text:span text:style-name="T24">[GN]</text:span><text:span text:style-name="T23"> functioning tags recorded </text:span><text:span text:style-name="T24">[GN]</text:span><text:span text:style-name="T23"> positions over the study period of </text:span><text:span text:style-name="T24">[GN]</text:span><text:span text:style-name="T23"> days between mid-August 2018 and late-October 2018.</text:span></text:p>
      <text:p text:style-name="Heading_20_4">Details</text:p>
      <text:p text:style-name="P4"><text:span text:style-name="T22">The tracking data are stored on a NIOZ MySQL based database. The data can be accessed only over the NIOZ network, so they are also uploaded online in protected storage from where they have to be recovered manually. The individual-specific data can be identified based on the WATLAS tag/ToA tag number (from here, tag number) of the individual. It is planned that the data should be accessible using the function </text:span><text:span text:style-name="T13">wat_get_data</text:span><text:span text:style-name="T28"> from the </text:span><text:span text:style-name="T13">watlastools</text:span><text:span text:style-name="T28"> package. </text:span><text:span text:style-name="T31">This function has not been tested because it has so far not been </text:span><text:soft-page-break/><text:span text:style-name="T31">possible to connect to the NIOZ database from outside the internal network.</text:span><text:span text:style-name="T28"> </text:span><text:span text:style-name="T30">These data are stored locally for further processing.</text:span></text:p>
      <text:p text:style-name="P6"/>
      <text:p text:style-name="P4"><text:span text:style-name="T28">This function accepts 5 arguments (i.e., options): the tag number, the start date, end date, and the use</text:span><text:span text:style-name="T29">rname and password to access the data. In the present workflow, the tag number is obtained from a datasheet of individual information, including morphometric measures (wing length, mass, gizzard mass), and tracking attributes (ring number, colour code, ToA tag number, and release date and time).</text:span></text:p>
      <text:p text:style-name="P7"/>
      <text:p text:style-name="P7">The start date to get the full raw data per individual is expected to be the release date recorded in the individual datasheet. The reason for including an explicit start- and end-date in the data acquisition function is that the ToA tags are often transmitting before individual release (indeed, sometimes before deployment on the individual). Further steps to avoid biased position data are covered below. </text:p>
      <text:h text:style-name="P54" text:outline-level="2">Tracking data pre-processing</text:h>
      <text:h text:style-name="P57" text:outline-level="3">Pre-release positions and attractor points</text:h>
      <text:p text:style-name="P2"><text:span text:style-name="T23">We found upon initial examination that </text:span><text:span text:style-name="T24">[GN*]</text:span><text:span text:style-name="T23"> of </text:span><text:span text:style-name="T24">[GN]</text:span><text:span text:style-name="T23"> tags had been recording positions prior to release. We removed such positions, as well as positions recorded in the 24 hours following release, to prevent biasing further analyses.</text:span></text:p>
      <text:p text:style-name="P47">On visual inspection of the <text:span text:style-name="T62">filtered</text:span> data, we noticed that multiple individual tracks [HOW MANY] had erroneous posiitions recorded within a small area [GET AREA SIZE]. We suspect but cannot confirm this to be an artefact of the WATLAS system’s localisation algorithm defaulting to these ‘attractor points’ when it fails to calculate the position of an individual. We removed all positions inside the area bounded by the attractor points, losing [GET NUMBER] localisations in the process.</text:p>
      <text:p text:style-name="Heading_20_4">Details</text:p>
      <text:p text:style-name="P5"><text:span text:style-name="T62">A number of tags were transmitting before release. These positions are usually clustered around the hut on Griend, but there are also (relatively) excellent tracks of the </text:span><text:span text:style-name="T14">Navicula</text:span><text:span text:style-name="T31"> entering the tracking area </text:span><text:span text:style-name="T32">with 2017 birds </text:span><text:span text:style-name="T31">.</text:span><text:span text:style-name="T62"> If and when the </text:span><text:span text:style-name="T14">wat_get_data</text:span><text:span text:style-name="T31"> function i</text:span><text:span text:style-name="T32">s</text:span><text:span text:style-name="T31"> operational, it s</text:span><text:span text:style-name="T32">hould</text:span><text:span text:style-name="T31"> be able to filter out these pre-release positions. </text:span><text:span text:style-name="T32">Currently, the data are filtered within the main code of the work, rather than in the background (i.e., via the package).</text:span></text:p>
      <text:p text:style-name="P8"/>
      <text:p text:style-name="P17"><text:span text:style-name="T31">T</text:span><text:span text:style-name="T32">he tagging procedure is likely to be stressful for knots, and may influence their (movement) behaviour, resulting in biased tracking data. We decided to exclude the first 24 hours of tracking after the release date to avoid this bias. This process is also within the main code of the study, and is combined with the filtering on release date for convenience.</text:span></text:p>
      <text:p text:style-name="P9"/>
      <text:p text:style-name="P5"><text:span text:style-name="T62">The data have so-called attractor points: a small subset of the main tracking area which has an inexplicably high number of positions. These positions appear to be erroneous, rather than indicating grouping behaviour. The cause of these erroneous positions is unknown, but it is speculated that the WATLAS system’s localisation algorithm ‘defaults’ to these </text:span><text:soft-page-break/><text:span text:style-name="T62">coordinates when it cannot correctly calculate a tag’s position. The extent of these positions can be identified from a rough visual inspection. These attractor points are expected to occur across the WATLAS data, and can bias further analyses. Since the attractor points need to be removed from multiple individual tracks, this operation is a good candidate for a function. The </text:span><text:span text:style-name="T14">wat_rm_attractor</text:span><text:span text:style-name="T31"> </text:span><text:span text:style-name="T33">function in the </text:span><text:span text:style-name="T15">watlastools</text:span><text:span text:style-name="T33"> package takes care of this by accepting an individual track and a set of four positions that mark the extreme X and Y coordinates of the attractor points, and removes the positions from the individual track that fall within this area. </text:span></text:p>
      <text:h text:style-name="P58" text:outline-level="3">Q<text:span text:style-name="T78">uality filters, median smoothing, and aggregation</text:span></text:h>
      <text:p text:style-name="P14"><text:span text:style-name="T34">After removing the attractor points, we passed the data through further quality filters to resolve errors in WATLAS localisations. We first removed data which had a standard deviation in the calculated position &gt; 100, i.e., and also those data where the position had been localised using fewer than [GN] base-stations. Next, we removed data where the estimated straight line displacement speed was greater than 150 km/hr, which is a liberal upper limit for red knot flight speed. We then applied a 3 point median smooth to the p</text:span><text:span text:style-name="T36">ositions</text:span><text:span text:style-name="T34">, and finally median-aggregated the </text:span><text:span text:style-name="T36">entire </text:span><text:span text:style-name="T34">data over 30 second intervals.</text:span></text:p>
      <text:p text:style-name="Heading_20_4">Details</text:p>
      <text:p text:style-name="Standard">We tackled common causes of tracking error this by addressing the potential sources of error. <text:span text:style-name="T63">These methods are collected in the </text:span><text:span text:style-name="T16">wat_clean_data</text:span><text:span text:style-name="T35"> function. </text:span><text:span text:style-name="T27">First</text:span>, the accuracy of localisations is positively linked to the number of base-stations involved, and a localisation requires a minimum of 3 base-stations to receive a tag transmission. We filtered out data where the number of base-stations used was zero, i.e., we are not currently filtering on the number of base-stations.</text:p>
      <text:p text:style-name="Standard"/>
      <text:p text:style-name="P16"><text:span text:style-name="T63">The data includes information on the horizontal dilution of precision (HDOP, a measure of error) as the column </text:span><text:span text:style-name="T16">Standard Deviation</text:span><text:span text:style-name="T35">. We decided to filter data where the standard deviation was greater than 100. </text:span><text:span text:style-name="T39">At this stage, we also correct the tag number to remove the prefix (31001000xxx) by a simple subtraction, and convert the timestamp from milliseconds since 1970 to seconds </text:span><text:span text:style-name="T40">by dividing by 1000.</text:span></text:p>
      <text:p text:style-name="P9"/>
      <text:p text:style-name="P15"><text:span text:style-name="T27">Next, we fitlered out unrealistic speeds. We first decided on an upper limit of how fast a red knot can fly (with wind assistance) --- 150 km/hr. We then calculated the Euclidean displacement between consecutive positions in each individual track, divided this series of distances by the corresponding time difference between positions, to obtain a very simple measure of instantaneous speed between positions, in m/s. </text:span><text:span text:style-name="T36">We removed positions where the instantaneous speed was greater than 150 km/hr, applying the appropriate units conversion.</text:span></text:p>
      <text:p text:style-name="P10"/>
      <text:p text:style-name="P18"><text:span text:style-name="T36">We then applied a three point median smooth, i.e., for the time series of X and Y coordinates, we set each coordinate value to the median of the three coordinate values around it </text:span><text:span text:style-name="T37">(</text:span><text:span text:style-name="T38">the centred moving window</text:span><text:span text:style-name="T37">)</text:span><text:span text:style-name="T36">. For a time series of X values represented as x</text:span><text:span text:style-name="T64">1</text:span><text:span text:style-name="T36">t</text:span><text:span text:style-name="T64">1</text:span><text:span text:style-name="T36">, x</text:span><text:span text:style-name="T64">2</text:span><text:span text:style-name="T36">t</text:span><text:span text:style-name="T64">2</text:span><text:span text:style-name="T36">, x</text:span><text:span text:style-name="T64">3</text:span><text:span text:style-name="T36">t</text:span><text:span text:style-name="T64">3</text:span><text:span text:style-name="T68">, the median s</text:span><text:span text:style-name="T69">mooth</text:span><text:span text:style-name="T68"> c</text:span><text:span text:style-name="T69">alculates</text:span><text:span text:style-name="T68"> x</text:span><text:span text:style-name="T64">1</text:span><text:span text:style-name="T68"> = </text:span><text:span text:style-name="T76">f</text:span><text:span text:style-name="T69">(x</text:span><text:span text:style-name="T65">1</text:span><text:span text:style-name="T69">, x</text:span><text:span text:style-name="T65">2</text:span><text:span text:style-name="T69">, x</text:span><text:span text:style-name="T65">3</text:span><text:span text:style-name="T69">)</text:span><text:span text:style-name="T68">, x</text:span><text:span text:style-name="T64">2</text:span><text:span text:style-name="T68"> = median(x</text:span><text:span text:style-name="T64">1</text:span><text:span text:style-name="T68">, x</text:span><text:span text:style-name="T64">2</text:span><text:span text:style-name="T68">, x</text:span><text:span text:style-name="T64">3</text:span><text:span text:style-name="T68">), and </text:span><text:span text:style-name="T69">x</text:span><text:span text:style-name="T65">3</text:span><text:span text:style-name="T69"> = </text:span><text:span text:style-name="T76">f</text:span><text:span text:style-name="T69">(x</text:span><text:span text:style-name="T65">3</text:span><text:span text:style-name="T69">, x</text:span><text:span text:style-name="T65">2</text:span><text:span text:style-name="T69">, x</text:span><text:span text:style-name="T65">1</text:span><text:span text:style-name="T69">). In this very small example, only the middle X coordinate is median smoothed, while Tukey’s end-point smoothing rule is applied to the first and last coordinates. For longer series, the vast majority of values are median smoothed, assuming a relatively small moving window.</text:span></text:p>
      <text:p text:style-name="P20"><text:soft-page-break/></text:p>
      <text:p text:style-name="P19"><text:span text:style-name="T69">F</text:span><text:span text:style-name="T70">inally, we aggregated the data at 30 seconds intervals. The timestamp data are provided in epochal/numeric time format, i.e., seconds since 1970. </text:span><text:span text:style-name="T71">We round this number to the nearest multiple of 30, i.e., to the nearest 30 seconds. In an ideal case, data collected at an interval of 3 seconds would have approximately 10 positions per 30 second interval. We aggregate the data, i.e., obtain the mean of each numeric value (X, Y, VARX, VARY, COVXY, SD) for each 30 second interval.</text:span></text:p>
      <text:p text:style-name="P62"><text:span text:style-name="T100">P</text:span>reliminary numbers</text:p>
      <text:p text:style-name="P49">We retained 28,648,085 positions from 130 birds, with an average of 220,369 positions (SD = 182,668; range = 1,011 – 704,514) per bird. Positions were recorded within a roughly circular area of 1,704 km2, centred around the <text:span text:style-name="T101">small island</text:span> of Griend (see Figure 1b). The large variability in the number of positions may be explained by the fact that birds were caught and released in three batches over the 2018 calendar weeks 33-34, 37-38, and 41, and thus tracked for <text:span text:style-name="T101">signficantly </text:span>different durations. </text:p>
      <text:p text:style-name="P49">For example, birds released in week 41 were tracked for on average 12.630 days (SD = 1.668; range = 9.778 – 14.041; n = 7), while birds released in week 33 were tracked nearly thrice as long, for a mean of 37.566 days (SD = 20.512; range = 8.710 – 64.215; n = 24). Regardless, knots across batches did not differ in the number of positions per day (mean = 7,381; SD = 1,813; ANOVA F-value = 2.749, p = 0.196), allowing similar handling for birds from different batches.</text:p>
      <text:h text:style-name="P61" text:outline-level="3">I<text:span text:style-name="T79">dentifying tidal cycles</text:span></text:h>
      <text:p text:style-name="P48"><text:span text:style-name="T102">We then added data on the time since the previous high tide, and the waterlevel at a reference point, to each position in our data. </text:span><text:span text:style-name="T100">We b</text:span><text:span text:style-name="T102">egan this procedure</text:span><text:span text:style-name="T100"> by first identifying all high tide times </text:span><text:span text:style-name="T102">from July through October 2018</text:span><text:span text:style-name="T100"> from water-level data recorded </text:span><text:span text:style-name="T102">every 10 minutes </text:span><text:span text:style-name="T100">by Rijkswaterstaat at West-Terschelling harbour (53.361 N, 5.216 E; distance to study site = 12.322 km). Starting with the high tide 2</text:span><text:span text:style-name="T103">4 hours</text:span><text:span text:style-name="T100"> before the first batch of knot releases in week 33, we </text:span><text:span text:style-name="T104">identified</text:span><text:span text:style-name="T100"> 132 </text:span><text:span text:style-name="T102">tidal cycles (time between successive high tides; 12 hrs 25 mins in the study area)</text:span><text:span text:style-name="T100"> over the study period.</text:span></text:p>
      <text:p text:style-name="P62">Details</text:p>
      <text:p text:style-name="P22"><text:span text:style-name="T99">The individual tracks are large and nu</text:span>merous. One way to deal with such data is to break it up into smaller susbets, and animal tracking data is often broken up using changes in the physical environment (e.g. seasons, the diel cycle) as a guide. For waders in coastal areas, the tidal cycle is a natural choice by which to subset the data. It has the advantage of being biologically relevant, relatively consistent in duration (unlike the diel cycle), and limits that are easily and routinely calculated from water-level data (unlike seasons). Its major disadvantge is that it is inconsistent in absolute time, i.e., high and low tide occur at similar but non-identical times across consecutive days, and other environmental conditions such as light levels and temperature may be significantly different between similar stages of consecutive tidal cycles.</text:p>
      <text:p text:style-name="Text_20_body"/>
      <text:p text:style-name="P44">We obtained water-level data from Rijkswaterstaat as described, and used the <text:span text:style-name="T10">VulnToolkit</text:span><text:span text:style-name="T27"> package (Hill and Ainsfield, 2014) developed for coastal vulnerability analysis to calculate </text:span><text:soft-page-break/><text:span text:style-name="T27">high tide times from the water-level data. Having calculated all high tide times between August and October 2018, we removed </text:span></text:p>
      <text:h text:style-name="P59" text:outline-level="3">Calculating time since high tide</text:h>
      <text:p text:style-name="P48"><text:span text:style-name="T102">W</text:span><text:span text:style-name="T104">e</text:span><text:span text:style-name="T102"> aligned the time series of water-level data and the times of high tides with the timestamps of the tracking data, and added the water-level and time difference between each position and the previous high tide to the individual tracks. </text:span><text:span text:style-name="T104">Finally, we segmented [NUMBER HERE] individual tracks based on the tidal cycle, i.e., each segment comprised individual positions between one high tide and the next, for a total of [BIGGER NUMBER HERE, 7,500] <text:s/>individual- and tidal cycle specific segments. </text:span><text:span text:style-name="T77">This method is implemented in the function </text:span><text:span text:style-name="T17">wat_add_tide</text:span><text:span text:style-name="T77">.</text:span></text:p>
      <text:p text:style-name="P62"><text:span text:style-name="T104">D</text:span>etails</text:p>
      <text:p text:style-name="P63"><text:span text:style-name="T105">We added data </text:span><text:span text:style-name="T106">to </text:span><text:span text:style-name="T105">tell us the s</text:span><text:span text:style-name="T106">ome</text:span><text:span text:style-name="T105"> basic things about each knot position --- how long it has been since high tide, and the waterlevel on the mudflats. We use the previously obtained water-level data and calculated tidal cycle time-series from West-Terschelling. The two time series are aligned with each individual track. This allows us to assign a tidal cycle number to each position, based on the high-tides it occurs between. Using the high-tide times, we can calculate the time-difference between high tide and each position. The water-level data allows us to assign a water-level to each position.</text:span></text:p>
      <text:p text:style-name="P64"/>
      <text:p text:style-name="P65"><text:span text:style-name="T105">O</text:span>nce the tracks have been annotated with successive tidal cycles, the data can be split into individual- and tidal cycle-specific subsets. These subsets are smaller but much more numerous. Computationally, this is a more manageable way of dealing with the data than fewer, but much larger datasets <text:span text:style-name="T107">for each individual.</text:span></text:p>
      <text:h text:style-name="P56" text:outline-level="2">Identifying residence patches</text:h>
      <text:h text:style-name="Heading_20_3" text:outline-level="3">C<text:span text:style-name="T80">alculating residence time</text:span></text:h>
      <text:p text:style-name="P45">We began by calculating the residence time for each position <text:span text:style-name="T77">following</text:span> Bracis et al. (2018), using a radius of 50m – in brief, the method constructs a circular buffer of 50m around each position, and sums the time of all subsequent trajectories passing through this buffer. Departing from the default implementation of Bracis et al. (2018), we curtailed the summation of residence time at the first occurrence of an absence longer than 60 minutes to avoid inflated residence times at infrequently <text:span text:style-name="T77">yet repeatedly</text:span> visited positions <text:span text:style-name="T77">(such as high tide roosts)</text:span>. </text:p>
      <text:p text:style-name="Heading_20_4">Details</text:p>
      <text:p text:style-name="P23"><text:span text:style-name="T77">The basic data on which identification of residence patches rests are the time series of X and Y coordinates and residence time. Here we use the definition of residence time following Bracis et al. (2018). Bracis and colleagues recognised that animals often return to the same location (revisits). These revisits cannot be quantified by simply counting how often the same coordinate pair is repeated in the data, because modern coordinates are much too precise. The solution is to choose a reasonable radius around each position and calculate how </text:span><text:soft-page-break/><text:span text:style-name="T77">frequently an animal returns to some point within this radius. This method is implemented in the </text:span><text:span text:style-name="T17">recurse</text:span><text:span text:style-name="T77"> </text:span><text:span text:style-name="T43">package </text:span><text:span text:style-name="T45">(Bracis et al. 2018)</text:span><text:span text:style-name="T17">.</text:span><text:span text:style-name="T77"> </text:span></text:p>
      <text:p text:style-name="P23"/>
      <text:p text:style-name="P24"><text:span text:style-name="T77">The true flexibility of the method is revealed when one examines the calculations performed in the background,</text:span><text:span text:style-name="T41"> a</text:span><text:span text:style-name="T42">nd especially the</text:span><text:span text:style-name="T41"> rich set of statistics on revisit behaviour at each location. </text:span><text:span text:style-name="T42">The method </text:span><text:span text:style-name="T44">can identify, for each position, when each revisit occurred, how long it lasted, and the time since the previous visit. </text:span><text:span text:style-name="T41">W</text:span><text:span text:style-name="T42">e use the</text:span><text:span text:style-name="T44"> (re)visit duration and the time since previous visit to identify the sum of visit durations before the first absence of 60 minutes. Hence, if a knot was recorded at a high tide roost, went foraging and returned some hours later, this would not add to the residence time at that specific position, but would instead add to the residence time of its new position on the roost. </text:span></text:p>
      <text:p text:style-name="P11">This allows us to use the method without it being biased by tracking durations, since birds tracked from earlier in the season would have longer residence times at all locations simply because of the capture/release sequence.</text:p>
      <text:p text:style-name="P12"/>
      <text:h text:style-name="Heading_20_3" text:outline-level="3"><text:span text:style-name="T41">I</text:span><text:span text:style-name="T27">nferring residence from missing data</text:span></text:h>
      <text:p text:style-name="P25"><text:span text:style-name="T46">We recognised that the individual tracks were missing significant chunks of data. To extract as much information on knot behaviour on the mudflats as possible, we inferred where knots were resident </text:span><text:span text:style-name="T47">but not recorded</text:span><text:span text:style-name="T46">, i.e., </text:span><text:span text:style-name="T48">pairs of positions between which</text:span><text:span text:style-name="T46"> there were significant temporal gaps </text:span><text:span text:style-name="T47">(of at least 30 minutes)</text:span><text:span text:style-name="T46"> in the data without a corresponding </text:span><text:span text:style-name="T47">distance between the coordinates (of less than 100 metres). </text:span><text:span text:style-name="T48">We annotated the mean of two such positions as an ‘inferred residence patch’, with a duration equal to the time gap,</text:span><text:span text:style-name="T49"> and added this data to the canonical positions. </text:span><text:span text:style-name="T53">This method is implemented in </text:span><text:span text:style-name="T19">wat_infer_residence</text:span><text:span text:style-name="T53">.</text:span></text:p>
      <text:p text:style-name="Heading_20_4"><text:span text:style-name="T49">D</text:span><text:span text:style-name="T27">etails</text:span></text:p>
      <text:p text:style-name="P26"><text:span text:style-name="T49">Much less data is recorded per individual than expected. </text:span><text:span text:style-name="T46">We hypothesised that (some of) these missing data may be due to the inability of the WATLAS system to receive signals when knots are on the mudflats, since signal reception is improved with increased height of the tags, such as when knots are in flight. This presents the issue of the more interesting data also being the harder to acquire. </text:span><text:span text:style-name="T49">We reasoned that since flight positions are well recorded, and since knots are expected to </text:span><text:span text:style-name="T55">fly </text:span><text:span text:style-name="T49">between residence patches, that large gaps between recorded positions may indicate instances where knots in flight landed, were lost to WATLAS, and were re-acquired when they took flight again. </text:span><text:span text:style-name="T50">If the distance between the ‘landing’ and ‘take-off’ positions is relatively small, but the time difference large, the gap in between might represent a residence patch. This argument --- that a disproportionately large time gap relative to the spatial gap might represent a residence patch in the missing data --- holds regardless of why the data were missing.</text:span></text:p>
      <text:p text:style-name="P13"/>
      <text:p text:style-name="P27"><text:span text:style-name="T50">W</text:span><text:span text:style-name="T27">e first identified all consecutive pairs of points in each individual- and tidal cycle-specific track between which there was a time gap of at least 30 minutes, and between which there was a spatial gap of less than 100 metres. </text:span><text:span text:style-name="T57">These were considered to delimit an inferred patch. </text:span><text:span text:style-name="T27">In case more than two successive points satisfied th</text:span><text:span text:style-name="T56">ese</text:span><text:span text:style-name="T27"> criteria (representing very low quality sampling) we merged all of them into a single inferred patch. </text:span><text:span text:style-name="T51">We calculated the mean of the X,Y coordinates, and the mean time difference (if there was more than one) for this inferred patch. Finally, we added the inferred patches to the canonical (or real) data, taking care to order the inferred patch </text:span><text:span text:style-name="T58">in</text:span><text:span text:style-name="T51"> time. </text:span><text:span text:style-name="T59">We added</text:span><text:span text:style-name="T51"> the time since high tide and the water-</text:span><text:soft-page-break/><text:span text:style-name="T51">level </text:span><text:span text:style-name="T59">of the first point delimiting each inferred patch</text:span><text:span text:style-name="T51"> as attributes.</text:span></text:p>
      <text:h text:style-name="Heading_20_3" text:outline-level="3"><text:span text:style-name="T41">C</text:span><text:span text:style-name="T51">lassifying residence points</text:span></text:h>
      <text:p text:style-name="P45">Having obtained residence times <text:span text:style-name="T82">for each position</text:span>, we classified residence points as positions with a residence time &gt; 2 minutes. This yields a maximum speed &lt; 0.833 m/s for a position whose 50m buffer was traversed <text:span text:style-name="T82">in a straight line along the diameter (100 m in 2 minutes)</text:span>. We consider this a reasonable <text:span text:style-name="T83">residence time</text:span> threshold <text:span text:style-name="T83">below</text:span> which knots are likely to be travelling rather than stationary. <text:span text:style-name="T84">We continued only with the residence points for further analysis. This method is implemented in </text:span><text:span text:style-name="T18">wat_classify_points</text:span><text:span text:style-name="T52">.</text:span></text:p>
      <text:p text:style-name="Heading_20_4">Details</text:p>
      <text:p text:style-name="P28">In this simple step, we filtered out data where the calculated residence time was below 2 minutes. The inferred residence patches from the previous section were retained since their residence time would have had to have been 30 minutes for inclusion as an inferred patch to begin with. This is worth mentioning here since in a previous iteration of this method, the inferred residence patches were assigned the lowest possible residence time necessary for their inclusion in the data.</text:p>
      <text:h text:style-name="Heading_20_3" text:outline-level="3">Constructing residence patches</text:h>
      <text:p text:style-name="P35">We identified residence patches in a multi-step, multi-scale process applied to individual- and tidal cycle-specific tracks. We began at the level of single positions, by determining whether buffers of radius 10m drawn around consecutive positions in a track would overlap, and clustered those sequences of positions which met this criteria into proto-patches. </text:p>
      <text:p text:style-name="P29"/>
      <text:p text:style-name="P35">We removed proto-patches comprising fewer than three positions. Since this criterion would have removed the inferred residence patches as well, we took care to see that it was only applied to the canonical data, and not to the inferred patches.</text:p>
      <text:p text:style-name="P29"/>
      <text:p text:style-name="P35">Recognising that proto-patches might represent discontinuous parts of a larger residence patch, we next determined whether the proto-patches were independent based on spatio-temporal and residence time criteria. If successive proto-patches were within 30 minutes and 100 metres of each other, and if the difference between their mean residence time was less than 30 minutes, they were considered non-independent and merged into a single patch.</text:p>
      <text:p text:style-name="P29"/>
      <text:p text:style-name="P30">For each residence patch, we calculated the first, last, and mean of the coordinates, residence time, time since high tide, and water-level; <text:span text:style-name="T85">each of these was derived from the discrete positions that had been classified into the patch. We then calculated some more metrics: the total distance between successive points in the patch, the displacement and patch duration as the spatial and time differences between the first and last point of the patch, respectively. We also calculated the straight line distance between successive patches.</text:span></text:p>
      <text:p text:style-name="P30"/>
      <text:p text:style-name="P31">Next, we handled the issue of inferred residence patches. These data were retained as-is if they were spatio-temporally independent of other patches. However, when an inferred patch was found to require merging into a canonical residence patch, the resulting merged patch was tagged as ‘mixed’, to indicate the combination of canonical and inferred data.</text:p>
      <text:p text:style-name="P31"><text:soft-page-break/></text:p>
      <text:p text:style-name="P32"><text:span text:style-name="T86">Finally, we extracted areal metrics from the patches. First, we converted the points comprising each patch into a simple features geometry object, and created a 10 metre buffer around each points, merging overlapping buffers into a single patch outline. We calculated the area and circularity </text:span><text:reference-mark-start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86">(Polsby and Popper 1991)</text:span><text:reference-mark-end text:name="ZOTERO_ITEM CSL_CITATION {&quot;citationID&quot;:&quot;woZ8ewJf&quot;,&quot;properties&quot;:{&quot;formattedCitation&quot;:&quot;(Polsby and Popper 1991)&quot;,&quot;plainCitation&quot;:&quot;(Polsby and Popper 1991)&quot;,&quot;noteIndex&quot;:0},&quot;citationItems&quot;:[{&quot;id&quot;:950,&quot;uris&quot;:[&quot;http://zotero.org/users/4724745/items/6IUU2YW2&quot;],&quot;uri&quot;:[&quot;http://zotero.org/users/4724745/items/6IUU2YW2&quot;],&quot;itemData&quot;:{&quot;id&quot;:950,&quot;type&quot;:&quot;article-journal&quot;,&quot;archive&quot;:&quot;JSTOR&quot;,&quot;container-title&quot;:&quot;Yale Law &amp; Policy Review&quot;,&quot;ISSN&quot;:&quot;0740-8048&quot;,&quot;issue&quot;:&quot;2&quot;,&quot;page&quot;:&quot;301-353&quot;,&quot;source&quot;:&quot;JSTOR&quot;,&quot;title&quot;:&quot;The Third Criterion: Compactness as a Procedural Safeguard against Partisan Gerrymandering&quot;,&quot;title-short&quot;:&quot;The Third Criterion&quot;,&quot;volume&quot;:&quot;9&quot;,&quot;author&quot;:[{&quot;family&quot;:&quot;Polsby&quot;,&quot;given&quot;:&quot;Daniel D.&quot;},{&quot;family&quot;:&quot;Popper&quot;,&quot;given&quot;:&quot;Robert D.&quot;}],&quot;issued&quot;:{&quot;date-parts&quot;:[[&quot;1991&quot;]]}}}],&quot;schema&quot;:&quot;https://github.com/citation-style-language/schema/raw/master/csl-citation.json&quot;} RNDPxfbFjIxL7"/><text:span text:style-name="T86"> of the patch outline.</text:span></text:p>
      <text:p text:style-name="P29"/>
      <text:p text:style-name="Heading_20_4">Details</text:p>
      <text:p text:style-name="P33">No further details.</text:p>
      <text:h text:style-name="Heading_20_3" text:outline-level="3">Repairing high-tide patches</text:h>
      <text:p text:style-name="P34"><text:span text:style-name="T87">Having identified individual- and tidal cycle-specific residence patches, we merged the individual-specific patches across tidal cycles. At this scale of organisation, we addressed discontinuities in patch construction at temporal boundaries, i.e., the issue that the first patch of an individual track in a tidal cycle </text:span><text:span text:style-name="T20">T</text:span><text:span text:style-name="T66">n</text:span><text:span text:style-name="T54"> may be spatio-temporally proximate to the last patch of the tidal cycle </text:span><text:span text:style-name="T20">T</text:span><text:span text:style-name="T66">n-1</text:span><text:span text:style-name="T72">, and that the two should thus be merged. </text:span><text:span text:style-name="T73">We applied the same spatio-temporal criteria as used in the initial patch identification to the last and first patches of consecutive tidal cycles, and merged the</text:span><text:span text:style-name="T75">m where necessary, recalculating each patch metric including the newly added positions. </text:span><text:span text:style-name="T73">We renumbered patches in </text:span><text:span text:style-name="T74">tidal cycles where the former first patch was merged into the last patch of the previous tidal cycle.</text:span></text:p>
      <text:p text:style-name="Heading_20_4"><text:span text:style-name="T74">D</text:span><text:span text:style-name="T67">etails</text:span></text:p>
      <text:p text:style-name="P21">No further details.</text:p>
      <text:h text:style-name="P55" text:outline-level="2">Identifying spatio-temporal patch clusters</text:h>
      <text:p text:style-name="P46">Knots live in groups, and it is reasonable to expect that the residence patches of multiple individuals might overlap in space <text:span text:style-name="T88">and time</text:span>. <text:span text:style-name="T89">We identified clusters of spatially proximate patches at a range of spatio-temporal scales using a network modularity approach.</text:span></text:p>
      <text:h text:style-name="Heading_20_3" text:outline-level="3">Identifying <text:span text:style-name="T81">good data</text:span></text:h>
      <text:p text:style-name="P36">We began by identifying and retaining only tidal cycles in which at least 10 individuals were tracked, and the individuals which were tracked in at least 10 tidal cycles, in order to remove data from sparsely-measured times and individuals. Following this procedure, [GN] individuals remained across [GN*] tidal cycles.</text:p>
      <text:p text:style-name="Heading_20_4">Details</text:p>
      <text:p text:style-name="P37">We removed tidal cycles in which there were fewer than 10 individuals recorded, because this low sampling indicates either a problem with the tracking system, or the real absence of a majority of individuals from the tracking area. In either case, the recorded behaviour is unlikely to provide a good picture of usual field conditions.</text:p>
      <text:p text:style-name="P37"/>
      <text:p text:style-name="P38">We also removed poorly sampled individuals, whose absence from the majority of tidal cycles could indicate either transient behaviour, i.e., the individual does not often reside in the tracking area, or that there is a problem with the transmitter. This could result in more error-prone data, which would not be representative.</text:p>
      <text:h text:style-name="P60" text:outline-level="3"><text:soft-page-break/>Constructing patch clusters</text:h>
      <text:p text:style-name="P39"/>
      <text:p text:style-name="Standard"><text:span text:style-name="T90">We identified spatial clusters in the residence patch data using a network approach for each combination of <text:s/>spatio-temporal scales. First, we calculated one hour intervals from the earliest patch in the data, and assigned each subsequent patch to the appropriate interval based on the patch-specific mean time. Within each interval, we used the cKDTree method </text:span><text:reference-mark-start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0">(Bentley 1975)</text:span><text:reference-mark-end text:name="ZOTERO_ITEM CSL_CITATION {&quot;citationID&quot;:&quot;Rv0i2PXZ&quot;,&quot;properties&quot;:{&quot;formattedCitation&quot;:&quot;(Bentley 1975)&quot;,&quot;plainCitation&quot;:&quot;(Bentley 1975)&quot;,&quot;noteIndex&quot;:0},&quot;citationItems&quot;:[{&quot;id&quot;:949,&quot;uris&quot;:[&quot;http://zotero.org/users/4724745/items/2KSU9XVC&quot;],&quot;uri&quot;:[&quot;http://zotero.org/users/4724745/items/2KSU9XVC&quot;],&quot;itemData&quot;:{&quot;id&quot;:949,&quot;type&quot;:&quot;article-journal&quot;,&quot;abstract&quot;:&quot;This paper develops the multidimensional binary search tree (or k-d tree, where k is the dimensionality of the search space) as a data structure for storage of information to be retrieved by associative searches. The k-d tree is defined and examples are given. It is shown to be quite efficient in its storage requirements. A significant advantage of this structure is that a single data structure can handle many types of queries very efficiently. Various utility algorithms are developed; their proven average running times in an n record file are: insertion, O(log n); deletion of the root, O(n(k-1)/k); deletion of a random node, O(log n); and optimization (guarantees logarithmic performance of searches), O(n log n). Search algorithms are given for partial match queries with t keys specified [proven maximum running time of O(n(k-t)/k)] and for nearest neighbor queries [empirically observed average running time of O(log n).] These performances far surpass the best currently known algorithms for these tasks. An algorithm is presented to handle any general intersection query. The main focus of this paper is theoretical. It is felt, however, that k-d trees could be quite useful in many applications, and examples of potential uses are given.&quot;,&quot;container-title&quot;:&quot;Communications of the ACM&quot;,&quot;DOI&quot;:&quot;10.1145/361002.361007&quot;,&quot;ISSN&quot;:&quot;0001-0782&quot;,&quot;issue&quot;:&quot;9&quot;,&quot;journalAbbreviation&quot;:&quot;Commun. ACM&quot;,&quot;page&quot;:&quot;509–517&quot;,&quot;source&quot;:&quot;ACM Digital Library&quot;,&quot;title&quot;:&quot;Multidimensional binary search trees used for associative searching&quot;,&quot;volume&quot;:&quot;18&quot;,&quot;author&quot;:[{&quot;family&quot;:&quot;Bentley&quot;,&quot;given&quot;:&quot;Jon Louis&quot;}],&quot;issued&quot;:{&quot;date-parts&quot;:[[&quot;1975&quot;,9,1]]}}}],&quot;schema&quot;:&quot;https://github.com/citation-style-language/schema/raw/master/csl-citation.json&quot;} RNDzinIDD94Hu"/><text:span text:style-name="T90"> from the </text:span><text:span text:style-name="T21">scipy</text:span><text:span text:style-name="T60"> </text:span><text:span text:style-name="T61">Python package to</text:span><text:span text:style-name="T90"> identify pairs of patches whose centroids were &lt; 50 m apart. This includes spatially proximate pairs from the same individual; these may be formed when two patches from an individual are separated in time, but overlap in space.</text:span></text:p>
      <text:p text:style-name="P40"/>
      <text:p text:style-name="P41"><text:span text:style-name="T90">We treated these interval-specific, spatially proximate pairs of patches as the connected nodes of a network, and applied the greedy modularity approach </text:span><text:reference-mark-start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text:span text:style-name="T92">(Clauset </text:span><text:span text:style-name="T93">et al.</text:span><text:span text:style-name="T92"> 2004)</text:span><text:reference-mark-end text:name="ZOTERO_ITEM CSL_CITATION {&quot;citationID&quot;:&quot;6HTh0ckM&quot;,&quot;properties&quot;:{&quot;formattedCitation&quot;:&quot;(Clauset {\\i{}et al.} 2004)&quot;,&quot;plainCitation&quot;:&quot;(Clauset et al. 2004)&quot;,&quot;noteIndex&quot;:0},&quot;citationItems&quot;:[{&quot;id&quot;:946,&quot;uris&quot;:[&quot;http://zotero.org/users/4724745/items/QCPAYXGR&quot;],&quot;uri&quot;:[&quot;http://zotero.org/users/4724745/items/QCPAYXGR&quot;],&quot;itemData&quot;:{&quot;id&quot;:946,&quot;type&quot;:&quot;article-journal&quot;,&quot;abstract&quot;:&quot;The discovery and analysis of community structure in networks is a topic of considerable recent interest within the physics community, but most methods proposed so far are unsuitable for very large networks because of their computational cost. Here we present a hierarchical agglomeration algorithm for detecting community structure which is faster than many competing algorithms: its running time on a network with n vertices and m edges is O(mdlogn) where d is the depth of the dendrogram describing the community structure. Many real-world networks are sparse and hierarchical, with m∼n and d∼logn, in which case our algorithm runs in essentially linear time, O(nlog2n). As an example of the application of this algorithm we use it to analyze a network of items for sale on the web site of a large on-line retailer, items in the network being linked if they are frequently purchased by the same buyer. The network has more than 400 000 vertices and 2×106 edges. We show that our algorithm can extract meaningful communities from this network, revealing large-scale patterns present in the purchasing habits of customers.&quot;,&quot;container-title&quot;:&quot;Physical Review E&quot;,&quot;DOI&quot;:&quot;10.1103/PhysRevE.70.066111&quot;,&quot;issue&quot;:&quot;6&quot;,&quot;journalAbbreviation&quot;:&quot;Phys. Rev. E&quot;,&quot;page&quot;:&quot;066111&quot;,&quot;source&quot;:&quot;APS&quot;,&quot;title&quot;:&quot;Finding community structure in very large networks&quot;,&quot;volume&quot;:&quot;70&quot;,&quot;author&quot;:[{&quot;family&quot;:&quot;Clauset&quot;,&quot;given&quot;:&quot;Aaron&quot;},{&quot;family&quot;:&quot;Newman&quot;,&quot;given&quot;:&quot;M. E. J.&quot;},{&quot;family&quot;:&quot;Moore&quot;,&quot;given&quot;:&quot;Cristopher&quot;}],&quot;issued&quot;:{&quot;date-parts&quot;:[[&quot;2004&quot;,12,6]]}}}],&quot;schema&quot;:&quot;https://github.com/citation-style-language/schema/raw/master/csl-citation.json&quot;} RND32j57ccNRu"/> <text:span text:style-name="T91">to identify clusters of patches within this network. In the context of group behaviour, this means that within each cluster, though not all knots’ residence patches are within 50 m of one another, each knot patch is within 50 m of at least one other patch. We repeated this time-interval binning and cluster identification process for each of 16 combinations of four intervals (1, 3, 6, and 12 hours) and four spatial proximity cutoffs (50, 100, 250, and 500 m), and at each spatio-temporal scale combination, identified cluster composition.</text:span></text:p>
      <text:p text:style-name="Heading_20_4">Details</text:p>
      <text:p text:style-name="P68"><text:span text:style-name="T96">We start with the problem: we want to know which knots are clustered together, for some definition of ‘together’. </text:span><text:span text:style-name="T108">We chose to work at this level of spatial organisation, rather than the level of the individual point positions for two reasons: first, it is computationally convenient. Second, the point position is prone to error, which is propogated to associated attributes such as distance from the previous point, speed, and duration. At the residence patch level, these attributes are both more useful (for example, instantaneous speeds give a less accurate picture of movement than the average speed across many positions), and more reliable (since errors are expected to be averaged out).</text:span><text:span text:style-name="T109">k</text:span><text:span text:style-name="T108"> Further, it is easier to link patch-level attributes such as duration, area, and circularity to existing hypotheses.</text:span></text:p>
      <text:p text:style-name="P68"/>
      <text:p text:style-name="P68"><text:span text:style-name="T108">W</text:span><text:span text:style-name="T96">e </text:span><text:span text:style-name="T108">began with an</text:span><text:span text:style-name="T96"> initial definition of spatial and temporal proximity: two </text:span><text:span text:style-name="T95">patches</text:span><text:span text:style-name="T96"> should be considered proximate if their residence patch centroids </text:span><text:span text:style-name="T95">are</text:span><text:span text:style-name="T96"> within 50 m of each other </text:span><text:span text:style-name="T95">(or 100, 250, and 500 m)</text:span><text:span text:style-name="T96"> in the same one hour interval </text:span><text:span text:style-name="T95">(or in the same 3, 6, and 12 hour interval)</text:span><text:span text:style-name="T96">. This means that two knots whose patches overlap in space, but which are from </text:span><text:span text:style-name="T95">the temporal extremes of a</text:span><text:span text:style-name="T94"> tidal cycle should not be considered to be spatio-temporally linked </text:span><text:span text:style-name="T95">(at least at the 1, 3, and 6 hour scale)</text:span><text:span text:style-name="T94">. </text:span><text:span text:style-name="T95">We used the k-dimensional </text:span><text:span text:style-name="T97">(KD) </text:span><text:span text:style-name="T95">trees method </text:span><text:span text:style-name="T97">to identify which pairs of patches were within the spatial proximity cutoff, for each of the four cutoff values. The KD tree method </text:span><text:span text:style-name="T109">is an efficient method for spatial analyses that was devleoped for computer science; it </text:span><text:span text:style-name="T97">is not explained here, but see Bentley </text:span><text:span text:style-name="T109">(</text:span><text:span text:style-name="T97">1975</text:span><text:span text:style-name="T109">)</text:span><text:span text:style-name="T97">.</text:span></text:p>
      <text:p text:style-name="P42"/>
      <text:p text:style-name="P67">We were able to treat the list of spatially proximate pairs of patches as the connected nodes of a network, i.e., if patches 1 and 2, and patches 1 and 3 are <text:span text:style-name="T108">within 50 m of each other, then patches 1, 2, and 3 form a network with three nodes. This is not a complete network, i.e., patches 2 and 3 are not connected.</text:span></text:p>
      <text:p text:style-name="P42"/>
      <text:p text:style-name="P43">Here, it is important to point out that we chose to include those pairs of proximate patches <text:soft-page-break/>that were from the same indiviudal. While spatial proximity between the centroids of successive patches from the same indiviudual might be thought to indicate errors in the residence patch identification algorithm described earlier, this is not so. Distance is one among three criteria --- the other two are time difference, and difference in residence time (indicating behavioural difference) --- by which patches may be separated. Hence it is possible that multiple patches from the same individual are present in a small spatio-temporal window. This phenomenon only increases with the size of the window in space and/or time.</text:p>
      <text:p text:style-name="P43"/>
      <text:p text:style-name="P41"><text:span text:style-name="T97">It might further be argued that spatially proximate pairs of patches from the same individual should be removed from consideration in a cluster. It is instead quite advantageous to include them, as it allows us to examine whether patches are more often linked within individuals or between individuals. Further, we can examine </text:span><text:span text:style-name="T98">how the ratio of within to between individual links is related to individual identity and the resource landscape.</text:span></text:p>
      <text:p text:style-name="P42"/>
      <text:p text:style-name="P43"/>
      <text:p text:style-name="Text_20_body"><text:line-break/>Empirical and simulation data were handled in R 3.5.3 (R Core Team 2019), using the sf package for spatial computations (Pebesma 2018), recurse for residence time calculation (Bracis et al. 2018), and lme4 for LMMs and GLMMs (Bates et al. 2015).</text:p>
      <text:h text:style-name="Heading_20_2" text:outline-level="2"><text:bookmark text:name="_z2tohjed31u"/>Ethical statement</text:h>
      <text:h text:style-name="Heading_20_1" text:outline-level="1">Results</text:h>
      <text:h text:style-name="Heading_20_1" text:outline-level="1"><text:bookmark text:name="_ogjd62s4rlf1"/>Data availability statement</text:h>
      <text:h text:style-name="Heading_20_1" text:outline-level="1"><text:bookmark text:name="_z7dwfx2zhv43"/>Code availability statement</text:h>
      <text:h text:style-name="Heading_20_1" text:outline-level="1"><text:bookmark text:name="_wrjrn150oirl"/>Author contributions</text:h>
      <text:h text:style-name="Heading_20_1" text:outline-level="1"><text:bookmark text:name="_1h2uwq1mdv0i"/>Funding</text:h>
      <text:h text:style-name="Heading_20_1" text:outline-level="1"><text:bookmark text:name="_fb3z2z69jskc"/>Acknowledge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none"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5-01T15:39:51.380947320</dc:date>
    <meta:editing-duration>PT4H20M37S</meta:editing-duration>
    <meta:editing-cycles>91</meta:editing-cycles>
    <meta:document-statistic meta:table-count="0" meta:image-count="0" meta:object-count="0" meta:page-count="11" meta:paragraph-count="105" meta:word-count="5074" meta:character-count="31891" meta:non-whitespace-character-count="26940"/>
    <meta:user-defined meta:name="ZOTERO_PREF_1">&lt;data data-version="3" zotero-version="5.0.85"&gt;&lt;session id="MJakVwYS"/&gt;&lt;style id="http://www.zotero.org/styles/frontiers-in-ecology-and-the-environment" hasBibliography="1" bibliographyStyleHasBeenSet="0"/&gt;&lt;prefs&gt;&lt;pref name="fieldType" value="ReferenceMar</meta:user-defined>
    <meta:user-defined meta:name="ZOTERO_PREF_2">k"/&gt;&lt;/prefs&gt;&lt;/data&gt;</meta:user-defined>
  </office:meta>
</office:document-meta>
</file>